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Quotations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4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5" style:family="paragraph" style:parent-style-name="Text_20_body">
      <style:paragraph-properties fo:margin-top="0cm" fo:margin-bottom="0cm" loext:contextual-spacing="false" fo:padding="0.049cm" fo:border="0.06pt solid #e1e5e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officeooo:rsid="001a7cd0" officeooo:paragraph-rsid="001a7cd0" loext:padding="0.049cm" loext:border="0.06pt solid #e1e5eb"/>
    </style:style>
    <style:style style:name="T1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parte-iii-processos-and-jobs"/>Parte III - Processos &amp; Jobs</text:h>
      <text:list xml:id="list4187241914" text:style-name="L1">
        <text:list-item>
          <text:p text:style-name="P6">Liste todos os processos;</text:p>
          <text:p text:style-name="P7">ps</text:p>
        </text:list-item>
        <text:list-item>
          <text:p text:style-name="P4"><text:span text:style-name="T3">Agora use o comando </text:span><text:a xlink:type="simple" xlink:href="https://linux.die.net/man/3/sleep" office:target-frame-name="_blank" xlink:show="new" text:style-name="Internet_20_link" text:visited-style-name="Visited_20_Internet_20_Link"><text:span text:style-name="T1">sleep </text:span></text:a><text:span text:style-name="Source_20_Text"><text:span text:style-name="T2">30</text:span></text:span><text:span text:style-name="T3"> </text:span><text:a xlink:type="simple" xlink:href="https://linuxhandbook.com/run-process-background/" office:target-frame-name="_blank" xlink:show="new" text:style-name="Internet_20_link" text:visited-style-name="Visited_20_Internet_20_Link"><text:span text:style-name="T1">&amp; </text:span></text:a><text:span text:style-name="T3">;</text:span></text:p>
        </text:list-item>
        <text:list-item>
          <text:p text:style-name="P4"><text:span text:style-name="T3">Use a listagem de processos para encontrar o PID do processo que está executando o comando </text:span><text:span text:style-name="Source_20_Text"><text:span text:style-name="T2">sleep 30</text:span></text:span><text:span text:style-name="T3"> e termine a sua execução </text:span><text:span text:style-name="del"><text:span text:style-name="T3">(mate o processo) </text:span></text:span><text:span text:style-name="T3">;</text:span></text:p>
        </text:list-item>
      </text:list>
      <text:p text:style-name="P5"><text:span text:style-name="T3">PID TTY <text:s text:c="9"/>TIME CMD</text:span></text:p>
      <text:p text:style-name="P5"><text:span text:style-name="T3"><text:s text:c="2"/>19511 pts/0 <text:s text:c="3"/>00:00:01 bash</text:span></text:p>
      <text:p text:style-name="P5"><text:span text:style-name="T3"><text:s text:c="2"/>42257 pts/0 <text:s text:c="3"/>00:00:00 sleep</text:span></text:p>
      <text:p text:style-name="P5"><text:span text:style-name="T3"><text:s text:c="2"/>42262 pts/0 <text:s text:c="3"/>00:00:00 ps</text:span></text:p>
      <text:p text:style-name="P5"><text:span text:style-name="T3"/></text:p>
      <text:p text:style-name="P5"><text:span text:style-name="T3">kill 42257</text:span></text:p>
      <text:p text:style-name="P3"><text:span text:style-name="T3"/></text:p>
      <text:list xml:id="list185335470626403" text:continue-numbering="true" text:style-name="L1">
        <text:list-item>
          <text:p text:style-name="P4"><text:span text:style-name="T3">Execute novamente o comando </text:span><text:span text:style-name="Source_20_Text"><text:span text:style-name="T2">sleep 30</text:span></text:span><text:span text:style-name="T3"> , mas agora sem o </text:span><text:span text:style-name="Source_20_Text"><text:span text:style-name="T2">&amp;</text:span></text:span><text:span text:style-name="T3"> . Depois, faça com que ele continue executando em background;</text:span></text:p>
          <text:p text:style-name="P4"><text:span text:style-name="T3"/></text:p>
        </text:list-item>
        <text:list-item>
          <text:p text:style-name="P4"><text:span text:style-name="T3">Crie um processo em background que rode o comando </text:span><text:span text:style-name="Source_20_Text"><text:span text:style-name="T2">sleep</text:span></text:span><text:span text:style-name="T3"> por 300 segundos.</text:span></text:p>
        </text:list-item>
        <text:list-item>
          <text:p text:style-name="P4"><text:span text:style-name="T3">Crie mais dois processos que rodem o comando </text:span><text:span text:style-name="Source_20_Text"><text:span text:style-name="T2">sleep</text:span></text:span><text:span text:style-name="T3"> por 200 e 100 segundos, respectivamente.</text:span></text:p>
          <text:p text:style-name="P2"><text:span text:style-name="T3">Você deve criá-los em </text:span><text:span text:style-name="Emphasis"><text:span text:style-name="T3">foreground </text:span></text:span><text:span text:style-name="T3">(sem usar o </text:span><text:span text:style-name="Source_20_Text"><text:span text:style-name="T2">&amp;</text:span></text:span><text:span text:style-name="T3"> ) e suspendê-los (apertando </text:span><text:span text:style-name="Source_20_Text"><text:span text:style-name="T2">ctrl+z</text:span></text:span><text:span text:style-name="T3"> ) após cada um começar a executar.</text:span></text:p>
        </text:list-item>
        <text:list-item>
          <text:p text:style-name="P4"><text:span text:style-name="T3">Verifique que apenas o processo </text:span><text:span text:style-name="Source_20_Text"><text:span text:style-name="T2">sleep 300</text:span></text:span><text:span text:style-name="T3"> está em execução com o comando </text:span><text:span text:style-name="Source_20_Text"><text:span text:style-name="T2">jobs</text:span></text:span><text:span text:style-name="T3"> . Suspenda a execução desse processo.</text:span></text:p>
          <text:p text:style-name="P2"><text:span text:style-name="T3">Você vai precisar trazer o processo para </text:span><text:span text:style-name="Emphasis"><text:span text:style-name="T3">foreground </text:span></text:span><text:span text:style-name="T3">( </text:span><text:span text:style-name="Source_20_Text"><text:span text:style-name="T2">fg</text:span></text:span><text:span text:style-name="T3"> ) e suspendê-lo ( </text:span><text:span text:style-name="Source_20_Text"><text:span text:style-name="T2">ctrl+z</text:span></text:span><text:span text:style-name="T3"> ), ou enviar um sinal.</text:span></text:p>
        </text:list-item>
        <text:list-item>
          <text:p text:style-name="P4"><text:span text:style-name="T3">Retome a execução do processo </text:span><text:span text:style-name="Source_20_Text"><text:span text:style-name="T2">sleep 100</text:span></text:span><text:span text:style-name="T3"> em background com o comando </text:span><text:span text:style-name="Source_20_Text"><text:span text:style-name="T2">bg</text:span></text:span><text:span text:style-name="T3"> .</text:span></text:p>
        </text:list-item>
        <text:list-item>
          <text:p text:style-name="P4"><text:span text:style-name="T3">Termine a execução de todos os processos </text:span><text:span text:style-name="Source_20_Text"><text:span text:style-name="T2">sleep</text:span></text:span><text:span text:style-name="T3"> </text:span><text:span text:style-name="del"><text:span text:style-name="T3">(mate os processos) </text:span></text:span><text:span text:style-name="T3">.</text:span></text:p>
        </text:list-item>
      </text:list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8:29:11.370399841</meta:creation-date>
    <dc:date>2021-09-23T18:53:33.881518830</dc:date>
    <meta:editing-duration>PT14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210" meta:character-count="1131" meta:non-whitespace-character-count="923"/>
  </office:meta>
</office:document-meta>
</file>